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864ab"/>
    </style:style>
    <style:style style:name="gr3" style:family="graphic" style:parent-style-name="standard">
      <style:graphic-properties draw:stroke="none" draw:fill="solid" draw:fill-color="#4a98c9"/>
    </style:style>
    <style:style style:name="gr4" style:family="graphic" style:parent-style-name="standard">
      <style:graphic-properties draw:stroke="none" draw:fill="solid" draw:fill-color="#6faed4"/>
    </style:style>
    <style:style style:name="gr5" style:family="graphic" style:parent-style-name="standard">
      <style:graphic-properties draw:stroke="none" draw:fill="solid" draw:fill-color="#94c4df"/>
    </style:style>
    <style:style style:name="gr6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16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31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52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64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3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03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16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8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6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37cm" fo:min-width="1.3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48cm" fo:min-width="1.72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1.166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38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38cm" fo:min-width="0.396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1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1.039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83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8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fo:min-height="0.314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864ab"/>
    </style:style>
    <style:style style:name="P3" style:family="paragraph">
      <loext:graphic-properties draw:fill="solid" draw:fill-color="#4a98c9"/>
    </style:style>
    <style:style style:name="P4" style:family="paragraph">
      <loext:graphic-properties draw:fill="solid" draw:fill-color="#6faed4"/>
    </style:style>
    <style:style style:name="P5" style:family="paragraph">
      <loext:graphic-properties draw:fill="solid" draw:fill-color="#94c4df"/>
    </style:style>
    <style:style style:name="P6" style:family="paragraph">
      <loext:graphic-properties draw:fill="none"/>
    </style:style>
    <style:style style:name="P7" style:family="paragraph">
      <loext:graphic-properties draw:fill="solid" draw:fill-color="#000000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0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  <style:text-properties fo:font-size="6pt" fo:font-weight="bold" fo:background-color="#ffffff" style:font-size-asian="6pt" style:font-weight-asian="bold" style:font-size-complex="6pt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P16" style:family="paragraph">
      <loext:graphic-properties draw:fill="none" draw:fill-color="#ffffff"/>
      <style:paragraph-properties style:writing-mode="lr-tb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color="#000000" style:font-name="DejaVuSans1" fo:font-size="5pt" style:font-size-asian="5pt" style:font-name-complex="DejaVuSans1" style:font-size-complex="5pt"/>
    </style:style>
    <style:style style:name="T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6pt" fo:font-weight="bold" fo:background-color="#ffffff" style:font-size-asian="6pt" style:font-weight-asian="bold" style:font-size-complex="6pt" style:font-weight-complex="bold"/>
    </style:style>
    <style:style style:name="T6" style:family="text">
      <style:text-properties fo:font-size="6pt" fo:font-weight="normal" style:font-size-asian="6pt" style:font-weight-asian="normal" style:font-size-complex="6pt" style:font-weight-complex="normal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497cm" svg:height="5.858cm" svg:x="2.138cm" svg:y="0.459cm" svg:viewBox="0 0 6498 5859" draw:points="0,5859 6498,5859 6498,0 0,0">
          <text:p/>
        </draw:polygon>
        <draw:polygon draw:style-name="gr2" draw:text-style-name="P2" draw:layer="layout" svg:width="3.454cm" svg:height="0.178cm" svg:x="2.138cm" svg:y="5.872cm" svg:viewBox="0 0 3455 179" draw:points="0,179 3455,179 3455,0 0,0">
          <text:p/>
        </draw:polygon>
        <draw:polygon draw:style-name="gr3" draw:text-style-name="P3" draw:layer="layout" svg:width="0.864cm" svg:height="0.178cm" svg:x="2.138cm" svg:y="5.648cm" svg:viewBox="0 0 865 179" draw:points="0,179 865,179 865,0 0,0">
          <text:p/>
        </draw:polygon>
        <draw:polygon draw:style-name="gr4" draw:text-style-name="P4" draw:layer="layout" svg:width="0.004cm" svg:height="0.178cm" svg:x="2.139cm" svg:y="5.424cm" svg:viewBox="0 0 5 179" draw:points="0,179 5,179 5,0 0,0">
          <text:p/>
        </draw:polygon>
        <draw:polygon draw:style-name="gr5" draw:text-style-name="P5" draw:layer="layout" svg:width="0.856cm" svg:height="0.178cm" svg:x="2.142cm" svg:y="5.201cm" svg:viewBox="0 0 857 179" draw:points="0,179 857,179 857,0 0,0">
          <text:p/>
        </draw:polygon>
        <draw:polygon draw:style-name="gr3" draw:text-style-name="P3" draw:layer="layout" svg:width="0.441cm" svg:height="0.178cm" svg:x="3.003cm" svg:y="4.977cm" svg:viewBox="0 0 442 179" draw:points="0,179 442,179 442,0 0,0">
          <text:p/>
        </draw:polygon>
        <draw:polygon draw:style-name="gr3" draw:text-style-name="P3" draw:layer="layout" svg:width="0.44cm" svg:height="0.178cm" svg:x="3.445cm" svg:y="4.753cm" svg:viewBox="0 0 441 179" draw:points="0,179 441,179 441,0 0,0">
          <text:p/>
        </draw:polygon>
        <draw:polygon draw:style-name="gr3" draw:text-style-name="P3" draw:layer="layout" svg:width="0.287cm" svg:height="0.178cm" svg:x="3.886cm" svg:y="4.529cm" svg:viewBox="0 0 288 179" draw:points="0,179 288,179 288,0 0,0">
          <text:p/>
        </draw:polygon>
        <draw:polygon draw:style-name="gr3" draw:text-style-name="P3" draw:layer="layout" svg:width="0.574cm" svg:height="0.178cm" svg:x="4.175cm" svg:y="4.306cm" svg:viewBox="0 0 575 179" draw:points="0,179 575,179 575,0 0,0">
          <text:p/>
        </draw:polygon>
        <draw:polygon draw:style-name="gr4" draw:text-style-name="P4" draw:layer="layout" svg:width="0.03cm" svg:height="0.178cm" svg:x="4.175cm" svg:y="4.082cm" svg:viewBox="0 0 31 179" draw:points="0,179 31,179 31,0 0,0">
          <text:p/>
        </draw:polygon>
        <draw:polygon draw:style-name="gr5" draw:text-style-name="P5" draw:layer="layout" svg:width="0.545cm" svg:height="0.178cm" svg:x="4.202cm" svg:y="3.858cm" svg:viewBox="0 0 546 179" draw:points="0,179 546,179 546,0 0,0">
          <text:p/>
        </draw:polygon>
        <draw:polygon draw:style-name="gr3" draw:text-style-name="P3" draw:layer="layout" svg:width="0.121cm" svg:height="0.178cm" svg:x="4.75cm" svg:y="3.634cm" svg:viewBox="0 0 122 179" draw:points="0,179 122,179 122,0 0,0">
          <text:p/>
        </draw:polygon>
        <draw:polygon draw:style-name="gr3" draw:text-style-name="P3" draw:layer="layout" svg:width="0.121cm" svg:height="0.178cm" svg:x="4.873cm" svg:y="3.411cm" svg:viewBox="0 0 122 179" draw:points="0,179 122,179 122,0 0,0">
          <text:p/>
        </draw:polygon>
        <draw:polygon draw:style-name="gr3" draw:text-style-name="P3" draw:layer="layout" svg:width="0.079cm" svg:height="0.178cm" svg:x="4.995cm" svg:y="3.187cm" svg:viewBox="0 0 80 179" draw:points="0,179 80,179 80,0 0,0">
          <text:p/>
        </draw:polygon>
        <draw:polygon draw:style-name="gr3" draw:text-style-name="P3" draw:layer="layout" svg:width="0.154cm" svg:height="0.178cm" svg:x="5.074cm" svg:y="2.963cm" svg:viewBox="0 0 155 179" draw:points="0,179 155,179 155,0 0,0">
          <text:p/>
        </draw:polygon>
        <draw:polygon draw:style-name="gr4" draw:text-style-name="P4" draw:layer="layout" svg:width="0.033cm" svg:height="0.178cm" svg:x="5.075cm" svg:y="2.739cm" svg:viewBox="0 0 34 179" draw:points="0,179 34,179 34,0 0,0">
          <text:p/>
        </draw:polygon>
        <draw:polygon draw:style-name="gr5" draw:text-style-name="P5" draw:layer="layout" svg:width="0.121cm" svg:height="0.178cm" svg:x="5.107cm" svg:y="2.516cm" svg:viewBox="0 0 122 179" draw:points="0,179 122,179 122,0 0,0">
          <text:p/>
        </draw:polygon>
        <draw:polygon draw:style-name="gr3" draw:text-style-name="P3" draw:layer="layout" svg:width="0.034cm" svg:height="0.178cm" svg:x="5.229cm" svg:y="2.292cm" svg:viewBox="0 0 35 179" draw:points="0,179 35,179 35,0 0,0">
          <text:p/>
        </draw:polygon>
        <draw:polygon draw:style-name="gr3" draw:text-style-name="P3" draw:layer="layout" svg:width="0.033cm" svg:height="0.178cm" svg:x="5.264cm" svg:y="2.068cm" svg:viewBox="0 0 34 179" draw:points="0,179 34,179 34,0 0,0">
          <text:p/>
        </draw:polygon>
        <draw:polygon draw:style-name="gr3" draw:text-style-name="P3" draw:layer="layout" svg:width="0.021cm" svg:height="0.178cm" svg:x="5.298cm" svg:y="1.844cm" svg:viewBox="0 0 22 179" draw:points="0,179 22,179 22,0 0,0">
          <text:p/>
        </draw:polygon>
        <draw:polygon draw:style-name="gr3" draw:text-style-name="P3" draw:layer="layout" svg:width="0.001cm" svg:height="0.178cm" svg:x="5.32cm" svg:y="1.621cm" svg:viewBox="0 0 2 179" draw:points="0,179 2,179 2,0 0,0">
          <text:p/>
        </draw:polygon>
        <draw:polygon draw:style-name="gr3" draw:text-style-name="P3" draw:layer="layout" svg:width="0.174cm" svg:height="0.178cm" svg:x="5.322cm" svg:y="1.397cm" svg:viewBox="0 0 175 179" draw:points="0,179 175,179 175,0 0,0">
          <text:p/>
        </draw:polygon>
        <draw:polygon draw:style-name="gr3" draw:text-style-name="P3" draw:layer="layout" svg:width="0.091cm" svg:height="0.178cm" svg:x="5.497cm" svg:y="1.173cm" svg:viewBox="0 0 92 179" draw:points="0,179 92,179 92,0 0,0">
          <text:p/>
        </draw:polygon>
        <draw:polygon draw:style-name="gr3" draw:text-style-name="P3" draw:layer="layout" svg:width="0.001cm" svg:height="0.178cm" svg:x="5.589cm" svg:y="0.949cm" svg:viewBox="0 0 2 179" draw:points="0,179 2,179 2,0 0,0">
          <text:p/>
        </draw:polygon>
        <draw:polygon draw:style-name="gr3" draw:text-style-name="P3" draw:layer="layout" svg:width="0cm" svg:height="0.178cm" svg:x="5.591cm" svg:y="0.726cm" svg:viewBox="0 0 1 179" draw:points="0,179 1,179 1,0 0,0">
          <text:p/>
        </draw:polygon>
        <draw:line draw:style-name="gr6" draw:text-style-name="P6" draw:layer="layout" svg:x1="2.138cm" svg:y1="6.317cm" svg:x2="2.138cm" svg:y2="0.459cm">
          <text:p/>
        </draw:line>
        <draw:polygon draw:style-name="gr7" draw:text-style-name="P7" draw:layer="layout" svg:width="0cm" svg:height="0.093cm" svg:x="2.138cm" svg:y="6.317cm" svg:viewBox="0 0 0 94" draw:points="0,0 0,94">
          <text:p/>
        </draw:polygon>
        <draw:line draw:style-name="gr8" draw:text-style-name="P6" draw:layer="layout" svg:x1="2.138cm" svg:y1="6.317cm" svg:x2="2.138cm" svg:y2="6.411cm">
          <text:p/>
        </draw:line>
        <draw:line draw:style-name="gr6" draw:text-style-name="P6" draw:layer="layout" svg:x1="3.376cm" svg:y1="6.317cm" svg:x2="3.376cm" svg:y2="0.459cm">
          <text:p/>
        </draw:line>
        <draw:polygon draw:style-name="gr7" draw:text-style-name="P7" draw:layer="layout" svg:width="0cm" svg:height="0.093cm" svg:x="3.376cm" svg:y="6.317cm" svg:viewBox="0 0 0 94" draw:points="0,0 0,94">
          <text:p/>
        </draw:polygon>
        <draw:line draw:style-name="gr8" draw:text-style-name="P6" draw:layer="layout" svg:x1="3.376cm" svg:y1="6.317cm" svg:x2="3.376cm" svg:y2="6.411cm">
          <text:p/>
        </draw:line>
        <draw:frame draw:style-name="gr9" draw:text-style-name="P9" draw:layer="layout" svg:width="0.116cm" svg:height="0.239cm" svg:x="2.127cm" svg:y="6.483cm">
          <draw:text-box>
            <text:p text:style-name="P8"><text:span text:style-name="T1">0</text:span></text:p>
          </draw:text-box>
        </draw:frame>
        <draw:line draw:style-name="gr6" draw:text-style-name="P6" draw:layer="layout" svg:x1="4.613cm" svg:y1="6.317cm" svg:x2="4.613cm" svg:y2="0.459cm">
          <text:p/>
        </draw:line>
        <draw:polygon draw:style-name="gr7" draw:text-style-name="P7" draw:layer="layout" svg:width="0cm" svg:height="0.093cm" svg:x="4.613cm" svg:y="6.317cm" svg:viewBox="0 0 0 94" draw:points="0,0 0,94">
          <text:p/>
        </draw:polygon>
        <draw:line draw:style-name="gr8" draw:text-style-name="P6" draw:layer="layout" svg:x1="4.613cm" svg:y1="6.317cm" svg:x2="4.613cm" svg:y2="6.411cm">
          <text:p/>
        </draw:line>
        <draw:frame draw:style-name="gr10" draw:text-style-name="P9" draw:layer="layout" svg:width="0.231cm" svg:height="0.239cm" svg:x="3.354cm" svg:y="6.483cm">
          <draw:text-box>
            <text:p text:style-name="P8"><text:span text:style-name="T1">10</text:span></text:p>
          </draw:text-box>
        </draw:frame>
        <draw:line draw:style-name="gr6" draw:text-style-name="P6" draw:layer="layout" svg:x1="5.851cm" svg:y1="6.317cm" svg:x2="5.851cm" svg:y2="0.459cm">
          <text:p/>
        </draw:line>
        <draw:polygon draw:style-name="gr7" draw:text-style-name="P7" draw:layer="layout" svg:width="0cm" svg:height="0.093cm" svg:x="5.851cm" svg:y="6.317cm" svg:viewBox="0 0 0 94" draw:points="0,0 0,94">
          <text:p/>
        </draw:polygon>
        <draw:line draw:style-name="gr8" draw:text-style-name="P6" draw:layer="layout" svg:x1="5.851cm" svg:y1="6.317cm" svg:x2="5.851cm" svg:y2="6.411cm">
          <text:p/>
        </draw:line>
        <draw:frame draw:style-name="gr10" draw:text-style-name="P9" draw:layer="layout" svg:width="0.231cm" svg:height="0.239cm" svg:x="4.592cm" svg:y="6.483cm">
          <draw:text-box>
            <text:p text:style-name="P8"><text:span text:style-name="T1">20</text:span></text:p>
          </draw:text-box>
        </draw:frame>
        <draw:line draw:style-name="gr6" draw:text-style-name="P6" draw:layer="layout" svg:x1="7.089cm" svg:y1="6.317cm" svg:x2="7.089cm" svg:y2="0.459cm">
          <text:p/>
        </draw:line>
        <draw:polygon draw:style-name="gr7" draw:text-style-name="P7" draw:layer="layout" svg:width="0cm" svg:height="0.093cm" svg:x="7.089cm" svg:y="6.317cm" svg:viewBox="0 0 0 94" draw:points="0,0 0,94">
          <text:p/>
        </draw:polygon>
        <draw:line draw:style-name="gr8" draw:text-style-name="P6" draw:layer="layout" svg:x1="7.089cm" svg:y1="6.317cm" svg:x2="7.089cm" svg:y2="6.411cm">
          <text:p/>
        </draw:line>
        <draw:frame draw:style-name="gr10" draw:text-style-name="P9" draw:layer="layout" svg:width="0.231cm" svg:height="0.239cm" svg:x="5.829cm" svg:y="6.483cm">
          <draw:text-box>
            <text:p text:style-name="P8"><text:span text:style-name="T1">30</text:span></text:p>
          </draw:text-box>
        </draw:frame>
        <draw:line draw:style-name="gr6" draw:text-style-name="P6" draw:layer="layout" svg:x1="8.327cm" svg:y1="6.317cm" svg:x2="8.327cm" svg:y2="0.459cm">
          <text:p/>
        </draw:line>
        <draw:polygon draw:style-name="gr7" draw:text-style-name="P7" draw:layer="layout" svg:width="0cm" svg:height="0.093cm" svg:x="8.327cm" svg:y="6.317cm" svg:viewBox="0 0 0 94" draw:points="0,0 0,94">
          <text:p/>
        </draw:polygon>
        <draw:line draw:style-name="gr8" draw:text-style-name="P6" draw:layer="layout" svg:x1="8.327cm" svg:y1="6.317cm" svg:x2="8.327cm" svg:y2="6.411cm">
          <text:p/>
        </draw:line>
        <draw:frame draw:style-name="gr10" draw:text-style-name="P9" draw:layer="layout" svg:width="0.231cm" svg:height="0.239cm" svg:x="7.067cm" svg:y="6.483cm">
          <draw:text-box>
            <text:p text:style-name="P8"><text:span text:style-name="T1">40</text:span></text:p>
          </draw:text-box>
        </draw:frame>
        <draw:frame draw:style-name="gr11" draw:text-style-name="P9" draw:layer="layout" svg:width="0.552cm" svg:height="0.239cm" svg:x="8.205cm" svg:y="6.483cm">
          <draw:text-box>
            <text:p text:style-name="P8"><text:span text:style-name="T1">50 ms</text:span></text:p>
          </draw:text-box>
        </draw:frame>
        <draw:line draw:style-name="gr6" draw:text-style-name="P6" draw:layer="layout" svg:x1="2.138cm" svg:y1="5.961cm" svg:x2="8.636cm" svg:y2="5.961cm">
          <text:p/>
        </draw:line>
        <draw:polygon draw:style-name="gr7" draw:text-style-name="P7" draw:layer="layout" svg:width="0.023cm" svg:height="0cm" svg:x="2.114cm" svg:y="5.961cm" svg:viewBox="0 0 24 0" draw:points="24,0 0,0">
          <text:p/>
        </draw:polygon>
        <draw:line draw:style-name="gr8" draw:text-style-name="P6" draw:layer="layout" svg:x1="2.138cm" svg:y1="5.961cm" svg:x2="2.114cm" svg:y2="5.961cm">
          <text:p/>
        </draw:line>
        <draw:line draw:style-name="gr6" draw:text-style-name="P6" draw:layer="layout" svg:x1="2.138cm" svg:y1="5.738cm" svg:x2="8.636cm" svg:y2="5.738cm">
          <text:p/>
        </draw:line>
        <draw:polygon draw:style-name="gr7" draw:text-style-name="P7" draw:layer="layout" svg:width="0.023cm" svg:height="0cm" svg:x="2.114cm" svg:y="5.738cm" svg:viewBox="0 0 24 0" draw:points="24,0 0,0">
          <text:p/>
        </draw:polygon>
        <draw:line draw:style-name="gr8" draw:text-style-name="P6" draw:layer="layout" svg:x1="2.138cm" svg:y1="5.738cm" svg:x2="2.114cm" svg:y2="5.738cm">
          <text:p/>
        </draw:line>
        <draw:frame draw:style-name="gr12" draw:text-style-name="P9" draw:layer="layout" svg:width="0.641cm" svg:height="0.239cm" svg:x="1.366cm" svg:y="5.879cm">
          <draw:text-box>
            <text:p text:style-name="P8"><text:span text:style-name="T1">MODEL</text:span></text:p>
          </draw:text-box>
        </draw:frame>
        <draw:line draw:style-name="gr6" draw:text-style-name="P6" draw:layer="layout" svg:x1="2.138cm" svg:y1="5.514cm" svg:x2="8.636cm" svg:y2="5.514cm">
          <text:p/>
        </draw:line>
        <draw:polygon draw:style-name="gr7" draw:text-style-name="P7" draw:layer="layout" svg:width="0.023cm" svg:height="0cm" svg:x="2.114cm" svg:y="5.514cm" svg:viewBox="0 0 24 0" draw:points="24,0 0,0">
          <text:p/>
        </draw:polygon>
        <draw:line draw:style-name="gr8" draw:text-style-name="P6" draw:layer="layout" svg:x1="2.138cm" svg:y1="5.514cm" svg:x2="2.114cm" svg:y2="5.514cm">
          <text:p/>
        </draw:line>
        <draw:frame draw:style-name="gr13" draw:text-style-name="P10" draw:layer="layout" svg:width="1.733cm" svg:height="0.248cm" svg:x="0.269cm" svg:y="5.654cm">
          <draw:text-box>
            <text:p text:style-name="P8"><text:span text:style-name="T2">(Conv</text:span><text:span text:style-name="T3">A</text:span><text:span text:style-name="T2">) CONV_2D</text:span></text:p>
          </draw:text-box>
        </draw:frame>
        <draw:line draw:style-name="gr6" draw:text-style-name="P6" draw:layer="layout" svg:x1="2.138cm" svg:y1="5.29cm" svg:x2="8.636cm" svg:y2="5.29cm">
          <text:p/>
        </draw:line>
        <draw:polygon draw:style-name="gr7" draw:text-style-name="P7" draw:layer="layout" svg:width="0.023cm" svg:height="0cm" svg:x="2.114cm" svg:y="5.29cm" svg:viewBox="0 0 24 0" draw:points="24,0 0,0">
          <text:p/>
        </draw:polygon>
        <draw:line draw:style-name="gr8" draw:text-style-name="P6" draw:layer="layout" svg:x1="2.138cm" svg:y1="5.29cm" svg:x2="2.114cm" svg:y2="5.29cm">
          <text:p/>
        </draw:line>
        <draw:frame draw:style-name="gr14" draw:text-style-name="P10" draw:layer="layout" svg:width="1.039cm" svg:height="0.238cm" svg:x="0.955cm" svg:y="5.432cm">
          <draw:text-box>
            <text:p text:style-name="P8"><text:span text:style-name="T2">DELEGATE</text:span></text:p>
          </draw:text-box>
        </draw:frame>
        <draw:line draw:style-name="gr6" draw:text-style-name="P6" draw:layer="layout" svg:x1="2.138cm" svg:y1="5.066cm" svg:x2="8.636cm" svg:y2="5.066cm">
          <text:p/>
        </draw:line>
        <draw:polygon draw:style-name="gr7" draw:text-style-name="P7" draw:layer="layout" svg:width="0.023cm" svg:height="0cm" svg:x="2.114cm" svg:y="5.066cm" svg:viewBox="0 0 24 0" draw:points="24,0 0,0">
          <text:p/>
        </draw:polygon>
        <draw:line draw:style-name="gr8" draw:text-style-name="P6" draw:layer="layout" svg:x1="2.138cm" svg:y1="5.066cm" svg:x2="2.114cm" svg:y2="5.066cm">
          <text:p/>
        </draw:line>
        <draw:frame draw:style-name="gr15" draw:text-style-name="P10" draw:layer="layout" svg:width="1.166cm" svg:height="0.239cm" svg:x="0.85cm" svg:y="5.208cm">
          <draw:text-box>
            <text:p text:style-name="P8"><text:span text:style-name="T2">HARDWARE</text:span></text:p>
          </draw:text-box>
        </draw:frame>
        <draw:line draw:style-name="gr6" draw:text-style-name="P6" draw:layer="layout" svg:x1="2.138cm" svg:y1="4.843cm" svg:x2="8.636cm" svg:y2="4.843cm">
          <text:p/>
        </draw:line>
        <draw:polygon draw:style-name="gr7" draw:text-style-name="P7" draw:layer="layout" svg:width="0.023cm" svg:height="0cm" svg:x="2.114cm" svg:y="4.843cm" svg:viewBox="0 0 24 0" draw:points="24,0 0,0">
          <text:p/>
        </draw:polygon>
        <draw:line draw:style-name="gr8" draw:text-style-name="P6" draw:layer="layout" svg:x1="2.138cm" svg:y1="4.843cm" svg:x2="2.114cm" svg:y2="4.843cm">
          <text:p/>
        </draw:line>
        <draw:frame draw:style-name="gr16" draw:text-style-name="P9" draw:layer="layout" svg:width="0.383cm" svg:height="0.239cm" svg:x="1.622cm" svg:y="4.984cm">
          <draw:text-box>
            <text:p text:style-name="P8"><text:span text:style-name="T1">MUL</text:span></text:p>
          </draw:text-box>
        </draw:frame>
        <draw:line draw:style-name="gr6" draw:text-style-name="P6" draw:layer="layout" svg:x1="2.138cm" svg:y1="4.619cm" svg:x2="8.636cm" svg:y2="4.619cm">
          <text:p/>
        </draw:line>
        <draw:polygon draw:style-name="gr7" draw:text-style-name="P7" draw:layer="layout" svg:width="0.023cm" svg:height="0cm" svg:x="2.114cm" svg:y="4.619cm" svg:viewBox="0 0 24 0" draw:points="24,0 0,0">
          <text:p/>
        </draw:polygon>
        <draw:line draw:style-name="gr8" draw:text-style-name="P6" draw:layer="layout" svg:x1="2.138cm" svg:y1="4.619cm" svg:x2="2.114cm" svg:y2="4.619cm">
          <text:p/>
        </draw:line>
        <draw:frame draw:style-name="gr17" draw:text-style-name="P9" draw:layer="layout" svg:width="0.396cm" svg:height="0.239cm" svg:x="1.608cm" svg:y="4.76cm">
          <draw:text-box>
            <text:p text:style-name="P8"><text:span text:style-name="T1">ADD</text:span></text:p>
          </draw:text-box>
        </draw:frame>
        <draw:line draw:style-name="gr6" draw:text-style-name="P6" draw:layer="layout" svg:x1="2.138cm" svg:y1="4.395cm" svg:x2="8.636cm" svg:y2="4.395cm">
          <text:p/>
        </draw:line>
        <draw:polygon draw:style-name="gr7" draw:text-style-name="P7" draw:layer="layout" svg:width="0.023cm" svg:height="0cm" svg:x="2.114cm" svg:y="4.395cm" svg:viewBox="0 0 24 0" draw:points="24,0 0,0">
          <text:p/>
        </draw:polygon>
        <draw:line draw:style-name="gr8" draw:text-style-name="P6" draw:layer="layout" svg:x1="2.138cm" svg:y1="4.395cm" svg:x2="2.114cm" svg:y2="4.395cm">
          <text:p/>
        </draw:line>
        <draw:frame draw:style-name="gr18" draw:text-style-name="P9" draw:layer="layout" svg:width="1.31cm" svg:height="0.237cm" svg:x="0.695cm" svg:y="4.536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2.138cm" svg:y1="4.171cm" svg:x2="8.636cm" svg:y2="4.171cm">
          <text:p/>
        </draw:line>
        <draw:polygon draw:style-name="gr7" draw:text-style-name="P7" draw:layer="layout" svg:width="0.023cm" svg:height="0cm" svg:x="2.114cm" svg:y="4.171cm" svg:viewBox="0 0 24 0" draw:points="24,0 0,0">
          <text:p/>
        </draw:polygon>
        <draw:line draw:style-name="gr8" draw:text-style-name="P6" draw:layer="layout" svg:x1="2.138cm" svg:y1="4.171cm" svg:x2="2.114cm" svg:y2="4.171cm">
          <text:p/>
        </draw:line>
        <draw:frame draw:style-name="gr19" draw:text-style-name="P10" draw:layer="layout" svg:width="1.729cm" svg:height="0.248cm" svg:x="0.258cm" svg:y="4.311cm">
          <draw:text-box>
            <text:p text:style-name="P8"><text:span text:style-name="T2">(Conv</text:span><text:span text:style-name="T3">B</text:span><text:span text:style-name="T2">) CONV_2D</text:span></text:p>
          </draw:text-box>
        </draw:frame>
        <draw:line draw:style-name="gr6" draw:text-style-name="P6" draw:layer="layout" svg:x1="2.138cm" svg:y1="3.947cm" svg:x2="8.636cm" svg:y2="3.947cm">
          <text:p/>
        </draw:line>
        <draw:polygon draw:style-name="gr7" draw:text-style-name="P7" draw:layer="layout" svg:width="0.023cm" svg:height="0cm" svg:x="2.114cm" svg:y="3.947cm" svg:viewBox="0 0 24 0" draw:points="24,0 0,0">
          <text:p/>
        </draw:polygon>
        <draw:line draw:style-name="gr8" draw:text-style-name="P6" draw:layer="layout" svg:x1="2.138cm" svg:y1="3.947cm" svg:x2="2.114cm" svg:y2="3.947cm">
          <text:p/>
        </draw:line>
        <draw:frame draw:style-name="gr14" draw:text-style-name="P10" draw:layer="layout" svg:width="1.039cm" svg:height="0.238cm" svg:x="0.955cm" svg:y="4.089cm">
          <draw:text-box>
            <text:p text:style-name="P8"><text:span text:style-name="T2">DELEGATE</text:span></text:p>
          </draw:text-box>
        </draw:frame>
        <draw:line draw:style-name="gr6" draw:text-style-name="P6" draw:layer="layout" svg:x1="2.138cm" svg:y1="3.724cm" svg:x2="8.636cm" svg:y2="3.724cm">
          <text:p/>
        </draw:line>
        <draw:polygon draw:style-name="gr7" draw:text-style-name="P7" draw:layer="layout" svg:width="0.023cm" svg:height="0cm" svg:x="2.114cm" svg:y="3.724cm" svg:viewBox="0 0 24 0" draw:points="24,0 0,0">
          <text:p/>
        </draw:polygon>
        <draw:line draw:style-name="gr8" draw:text-style-name="P6" draw:layer="layout" svg:x1="2.138cm" svg:y1="3.724cm" svg:x2="2.114cm" svg:y2="3.724cm">
          <text:p/>
        </draw:line>
        <draw:frame draw:style-name="gr20" draw:text-style-name="P10" draw:layer="layout" svg:width="1.166cm" svg:height="0.238cm" svg:x="0.848cm" svg:y="3.865cm">
          <draw:text-box>
            <text:p text:style-name="P8"><text:span text:style-name="T2">HARDWARE</text:span></text:p>
          </draw:text-box>
        </draw:frame>
        <draw:line draw:style-name="gr6" draw:text-style-name="P6" draw:layer="layout" svg:x1="2.138cm" svg:y1="3.5cm" svg:x2="8.636cm" svg:y2="3.5cm">
          <text:p/>
        </draw:line>
        <draw:polygon draw:style-name="gr7" draw:text-style-name="P7" draw:layer="layout" svg:width="0.023cm" svg:height="0cm" svg:x="2.114cm" svg:y="3.5cm" svg:viewBox="0 0 24 0" draw:points="24,0 0,0">
          <text:p/>
        </draw:polygon>
        <draw:line draw:style-name="gr8" draw:text-style-name="P6" draw:layer="layout" svg:x1="2.138cm" svg:y1="3.5cm" svg:x2="2.114cm" svg:y2="3.5cm">
          <text:p/>
        </draw:line>
        <draw:frame draw:style-name="gr21" draw:text-style-name="P9" draw:layer="layout" svg:width="0.383cm" svg:height="0.238cm" svg:x="1.622cm" svg:y="3.642cm">
          <draw:text-box>
            <text:p text:style-name="P8"><text:span text:style-name="T1">MUL</text:span></text:p>
          </draw:text-box>
        </draw:frame>
        <draw:line draw:style-name="gr6" draw:text-style-name="P6" draw:layer="layout" svg:x1="2.138cm" svg:y1="3.276cm" svg:x2="8.636cm" svg:y2="3.276cm">
          <text:p/>
        </draw:line>
        <draw:polygon draw:style-name="gr7" draw:text-style-name="P7" draw:layer="layout" svg:width="0.023cm" svg:height="0cm" svg:x="2.114cm" svg:y="3.276cm" svg:viewBox="0 0 24 0" draw:points="24,0 0,0">
          <text:p/>
        </draw:polygon>
        <draw:line draw:style-name="gr8" draw:text-style-name="P6" draw:layer="layout" svg:x1="2.138cm" svg:y1="3.276cm" svg:x2="2.114cm" svg:y2="3.276cm">
          <text:p/>
        </draw:line>
        <draw:frame draw:style-name="gr22" draw:text-style-name="P9" draw:layer="layout" svg:width="0.396cm" svg:height="0.238cm" svg:x="1.61cm" svg:y="3.418cm">
          <draw:text-box>
            <text:p text:style-name="P8"><text:span text:style-name="T1">ADD</text:span></text:p>
          </draw:text-box>
        </draw:frame>
        <draw:line draw:style-name="gr6" draw:text-style-name="P6" draw:layer="layout" svg:x1="2.138cm" svg:y1="3.052cm" svg:x2="8.636cm" svg:y2="3.052cm">
          <text:p/>
        </draw:line>
        <draw:polygon draw:style-name="gr7" draw:text-style-name="P7" draw:layer="layout" svg:width="0.023cm" svg:height="0cm" svg:x="2.114cm" svg:y="3.052cm" svg:viewBox="0 0 24 0" draw:points="24,0 0,0">
          <text:p/>
        </draw:polygon>
        <draw:line draw:style-name="gr8" draw:text-style-name="P6" draw:layer="layout" svg:x1="2.138cm" svg:y1="3.052cm" svg:x2="2.114cm" svg:y2="3.052cm">
          <text:p/>
        </draw:line>
        <draw:frame draw:style-name="gr23" draw:text-style-name="P9" draw:layer="layout" svg:width="1.31cm" svg:height="0.239cm" svg:x="0.695cm" svg:y="3.192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2.138cm" svg:y1="2.829cm" svg:x2="8.636cm" svg:y2="2.829cm">
          <text:p/>
        </draw:line>
        <draw:polygon draw:style-name="gr7" draw:text-style-name="P7" draw:layer="layout" svg:width="0.023cm" svg:height="0cm" svg:x="2.114cm" svg:y="2.829cm" svg:viewBox="0 0 24 0" draw:points="24,0 0,0">
          <text:p/>
        </draw:polygon>
        <draw:line draw:style-name="gr8" draw:text-style-name="P6" draw:layer="layout" svg:x1="2.138cm" svg:y1="2.829cm" svg:x2="2.114cm" svg:y2="2.829cm">
          <text:p/>
        </draw:line>
        <draw:frame draw:style-name="gr19" draw:text-style-name="P10" draw:layer="layout" svg:width="1.729cm" svg:height="0.248cm" svg:x="0.271cm" svg:y="2.969cm">
          <draw:text-box>
            <text:p text:style-name="P8"><text:span text:style-name="T2">(Conv</text:span><text:span text:style-name="T3">C</text:span><text:span text:style-name="T2">) CONV_2D</text:span></text:p>
          </draw:text-box>
        </draw:frame>
        <draw:line draw:style-name="gr6" draw:text-style-name="P6" draw:layer="layout" svg:x1="2.138cm" svg:y1="2.605cm" svg:x2="8.636cm" svg:y2="2.605cm">
          <text:p/>
        </draw:line>
        <draw:polygon draw:style-name="gr7" draw:text-style-name="P7" draw:layer="layout" svg:width="0.023cm" svg:height="0cm" svg:x="2.114cm" svg:y="2.605cm" svg:viewBox="0 0 24 0" draw:points="24,0 0,0">
          <text:p/>
        </draw:polygon>
        <draw:line draw:style-name="gr8" draw:text-style-name="P6" draw:layer="layout" svg:x1="2.138cm" svg:y1="2.605cm" svg:x2="2.114cm" svg:y2="2.605cm">
          <text:p/>
        </draw:line>
        <draw:frame draw:style-name="gr24" draw:text-style-name="P10" draw:layer="layout" svg:width="1.039cm" svg:height="0.208cm" svg:x="0.955cm" svg:y="2.746cm">
          <draw:text-box>
            <text:p text:style-name="P8"><text:span text:style-name="T2">DELEGATE</text:span></text:p>
          </draw:text-box>
        </draw:frame>
        <draw:line draw:style-name="gr6" draw:text-style-name="P6" draw:layer="layout" svg:x1="2.138cm" svg:y1="2.381cm" svg:x2="8.636cm" svg:y2="2.381cm">
          <text:p/>
        </draw:line>
        <draw:polygon draw:style-name="gr7" draw:text-style-name="P7" draw:layer="layout" svg:width="0.023cm" svg:height="0cm" svg:x="2.114cm" svg:y="2.381cm" svg:viewBox="0 0 24 0" draw:points="24,0 0,0">
          <text:p/>
        </draw:polygon>
        <draw:line draw:style-name="gr8" draw:text-style-name="P6" draw:layer="layout" svg:x1="2.138cm" svg:y1="2.381cm" svg:x2="2.114cm" svg:y2="2.381cm">
          <text:p/>
        </draw:line>
        <draw:frame draw:style-name="gr15" draw:text-style-name="P10" draw:layer="layout" svg:width="1.166cm" svg:height="0.239cm" svg:x="0.848cm" svg:y="2.522cm">
          <draw:text-box>
            <text:p text:style-name="P8"><text:span text:style-name="T2">HARDWARE</text:span></text:p>
          </draw:text-box>
        </draw:frame>
        <draw:line draw:style-name="gr6" draw:text-style-name="P6" draw:layer="layout" svg:x1="2.138cm" svg:y1="2.157cm" svg:x2="8.636cm" svg:y2="2.157cm">
          <text:p/>
        </draw:line>
        <draw:polygon draw:style-name="gr7" draw:text-style-name="P7" draw:layer="layout" svg:width="0.023cm" svg:height="0cm" svg:x="2.114cm" svg:y="2.157cm" svg:viewBox="0 0 24 0" draw:points="24,0 0,0">
          <text:p/>
        </draw:polygon>
        <draw:line draw:style-name="gr8" draw:text-style-name="P6" draw:layer="layout" svg:x1="2.138cm" svg:y1="2.157cm" svg:x2="2.114cm" svg:y2="2.157cm">
          <text:p/>
        </draw:line>
        <draw:frame draw:style-name="gr16" draw:text-style-name="P9" draw:layer="layout" svg:width="0.383cm" svg:height="0.239cm" svg:x="1.622cm" svg:y="2.298cm">
          <draw:text-box>
            <text:p text:style-name="P8"><text:span text:style-name="T1">MUL</text:span></text:p>
          </draw:text-box>
        </draw:frame>
        <draw:line draw:style-name="gr6" draw:text-style-name="P6" draw:layer="layout" svg:x1="2.138cm" svg:y1="1.934cm" svg:x2="8.636cm" svg:y2="1.934cm">
          <text:p/>
        </draw:line>
        <draw:polygon draw:style-name="gr7" draw:text-style-name="P7" draw:layer="layout" svg:width="0.023cm" svg:height="0cm" svg:x="2.114cm" svg:y="1.934cm" svg:viewBox="0 0 24 0" draw:points="24,0 0,0">
          <text:p/>
        </draw:polygon>
        <draw:line draw:style-name="gr8" draw:text-style-name="P6" draw:layer="layout" svg:x1="2.138cm" svg:y1="1.934cm" svg:x2="2.114cm" svg:y2="1.934cm">
          <text:p/>
        </draw:line>
        <draw:frame draw:style-name="gr22" draw:text-style-name="P9" draw:layer="layout" svg:width="0.396cm" svg:height="0.238cm" svg:x="1.608cm" svg:y="2.075cm">
          <draw:text-box>
            <text:p text:style-name="P8"><text:span text:style-name="T1">ADD</text:span></text:p>
          </draw:text-box>
        </draw:frame>
        <draw:line draw:style-name="gr6" draw:text-style-name="P6" draw:layer="layout" svg:x1="2.138cm" svg:y1="1.71cm" svg:x2="8.636cm" svg:y2="1.71cm">
          <text:p/>
        </draw:line>
        <draw:polygon draw:style-name="gr7" draw:text-style-name="P7" draw:layer="layout" svg:width="0.023cm" svg:height="0cm" svg:x="2.114cm" svg:y="1.71cm" svg:viewBox="0 0 24 0" draw:points="24,0 0,0">
          <text:p/>
        </draw:polygon>
        <draw:line draw:style-name="gr8" draw:text-style-name="P6" draw:layer="layout" svg:x1="2.138cm" svg:y1="1.71cm" svg:x2="2.114cm" svg:y2="1.71cm">
          <text:p/>
        </draw:line>
        <draw:frame draw:style-name="gr23" draw:text-style-name="P9" draw:layer="layout" svg:width="1.31cm" svg:height="0.239cm" svg:x="0.695cm" svg:y="1.851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2.138cm" svg:y1="1.486cm" svg:x2="8.636cm" svg:y2="1.486cm">
          <text:p/>
        </draw:line>
        <draw:polygon draw:style-name="gr7" draw:text-style-name="P7" draw:layer="layout" svg:width="0.023cm" svg:height="0cm" svg:x="2.114cm" svg:y="1.486cm" svg:viewBox="0 0 24 0" draw:points="24,0 0,0">
          <text:p/>
        </draw:polygon>
        <draw:line draw:style-name="gr8" draw:text-style-name="P6" draw:layer="layout" svg:x1="2.138cm" svg:y1="1.486cm" svg:x2="2.114cm" svg:y2="1.486cm">
          <text:p/>
        </draw:line>
        <draw:frame draw:style-name="gr25" draw:text-style-name="P9" draw:layer="layout" svg:width="0.832cm" svg:height="0.239cm" svg:x="1.175cm" svg:y="1.627cm">
          <draw:text-box>
            <text:p text:style-name="P8"><text:span text:style-name="T1">RESHAPE</text:span></text:p>
          </draw:text-box>
        </draw:frame>
        <draw:line draw:style-name="gr6" draw:text-style-name="P6" draw:layer="layout" svg:x1="2.138cm" svg:y1="1.262cm" svg:x2="8.636cm" svg:y2="1.262cm">
          <text:p/>
        </draw:line>
        <draw:polygon draw:style-name="gr7" draw:text-style-name="P7" draw:layer="layout" svg:width="0.023cm" svg:height="0cm" svg:x="2.114cm" svg:y="1.262cm" svg:viewBox="0 0 24 0" draw:points="24,0 0,0">
          <text:p/>
        </draw:polygon>
        <draw:line draw:style-name="gr8" draw:text-style-name="P6" draw:layer="layout" svg:x1="2.138cm" svg:y1="1.262cm" svg:x2="2.114cm" svg:y2="1.262cm">
          <text:p/>
        </draw:line>
        <draw:frame draw:style-name="gr26" draw:text-style-name="P9" draw:layer="layout" svg:width="1.75cm" svg:height="0.239cm" svg:x="0.256cm" svg:y="1.403cm">
          <draw:text-box>
            <text:p text:style-name="P8"><text:span text:style-name="T1">FULLY_CONNECTED</text:span></text:p>
          </draw:text-box>
        </draw:frame>
        <draw:line draw:style-name="gr6" draw:text-style-name="P6" draw:layer="layout" svg:x1="2.138cm" svg:y1="1.039cm" svg:x2="8.636cm" svg:y2="1.039cm">
          <text:p/>
        </draw:line>
        <draw:polygon draw:style-name="gr7" draw:text-style-name="P7" draw:layer="layout" svg:width="0.023cm" svg:height="0cm" svg:x="2.114cm" svg:y="1.039cm" svg:viewBox="0 0 24 0" draw:points="24,0 0,0">
          <text:p/>
        </draw:polygon>
        <draw:line draw:style-name="gr8" draw:text-style-name="P6" draw:layer="layout" svg:x1="2.138cm" svg:y1="1.039cm" svg:x2="2.114cm" svg:y2="1.039cm">
          <text:p/>
        </draw:line>
        <draw:frame draw:style-name="gr26" draw:text-style-name="P9" draw:layer="layout" svg:width="1.75cm" svg:height="0.239cm" svg:x="0.256cm" svg:y="1.18cm">
          <draw:text-box>
            <text:p text:style-name="P8"><text:span text:style-name="T1">FULLY_CONNECTED</text:span></text:p>
          </draw:text-box>
        </draw:frame>
        <draw:frame draw:style-name="gr26" draw:text-style-name="P9" draw:layer="layout" svg:width="1.75cm" svg:height="0.239cm" svg:x="0.256cm" svg:y="0.956cm">
          <draw:text-box>
            <text:p text:style-name="P8"><text:span text:style-name="T1">FULLY_CONNECTED</text:span></text:p>
          </draw:text-box>
        </draw:frame>
        <draw:line draw:style-name="gr27" draw:text-style-name="P6" draw:layer="layout" svg:x1="2.138cm" svg:y1="6.317cm" svg:x2="2.138cm" svg:y2="0.459cm">
          <text:p/>
        </draw:line>
        <draw:line draw:style-name="gr27" draw:text-style-name="P6" draw:layer="layout" svg:x1="8.636cm" svg:y1="6.317cm" svg:x2="8.636cm" svg:y2="0.459cm">
          <text:p/>
        </draw:line>
        <draw:line draw:style-name="gr27" draw:text-style-name="P6" draw:layer="layout" svg:x1="2.138cm" svg:y1="6.317cm" svg:x2="8.636cm" svg:y2="6.317cm">
          <text:p/>
        </draw:line>
        <draw:line draw:style-name="gr27" draw:text-style-name="P6" draw:layer="layout" svg:x1="2.138cm" svg:y1="0.459cm" svg:x2="8.636cm" svg:y2="0.459cm">
          <text:p/>
        </draw:line>
        <draw:line draw:style-name="gr28" draw:text-style-name="P11" draw:layer="layout" svg:x1="5.593cm" svg:y1="0.454cm" svg:x2="5.593cm" svg:y2="6.423cm">
          <text:p/>
        </draw:line>
        <draw:frame draw:style-name="gr29" draw:text-style-name="P12" draw:layer="layout" svg:width="1.988cm" svg:height="0.314cm" svg:x="0.071cm" svg:y="0.49cm">
          <draw:text-box>
            <text:p><text:span text:style-name="T4">Tensor operation</text:span></text:p>
          </draw:text-box>
        </draw:frame>
        <draw:frame draw:style-name="gr29" draw:text-style-name="P14" draw:layer="layout" svg:width="1.874cm" svg:height="0.314cm" svg:x="3.616cm" svg:y="5.565cm">
          <draw:text-box>
            <text:p text:style-name="P13"><text:span text:style-name="T5">Latency = 27.904 ms</text:span></text:p>
          </draw:text-box>
        </draw:frame>
        <draw:frame draw:style-name="gr30" draw:text-style-name="P15" draw:layer="layout" svg:width="1.252cm" svg:height="0.25cm" svg:x="4.836cm" svg:y="6.777cm">
          <draw:text-box>
            <text:p><text:span text:style-name="T6">Time (ms)</text:span></text:p>
          </draw:text-box>
        </draw:frame>
        <draw:frame draw:style-name="gr31" draw:text-style-name="P16" draw:layer="layout" svg:width="5.107cm" svg:height="0.314cm" svg:x="2.132cm" svg:y="-0.036cm">
          <draw:text-box>
            <text:p text:style-name="P13"><text:span text:style-name="T7">c) CPU + TP (Hybrid-Float6 @ 200 MHz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5-11T12:12:49.810890502</dc:date>
    <meta:editing-duration>PT6H2M47S</meta:editing-duration>
    <meta:editing-cycles>43</meta:editing-cycles>
    <meta:generator>LibreOffice/6.4.7.2$Linux_X86_64 LibreOffice_project/40$Build-2</meta:generator>
    <meta:document-statistic meta:object-count="150"/>
  </office:meta>
</office:document-meta>
</file>